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</text:span><text:span text:style-name="T2"><text:line-break/></text:span><text:span text:style-name="T3">Unidad 06. Guia de estudio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6. Administración de Windows</text:span></text:p>
      <text:list xml:id="list3866202233" text:style-name="WWNum3">
        <text:list-item>
          <text:p text:style-name="P15"><text:bookmark text:name="_dbh0n1vac4c8"/>Fechas</text:p>
        </text:list-item>
      </text:list>
      <text:p text:style-name="Standard">Del 17/11/2025 al 07/12/2025. La duración de la unidad es de 3 semanas (24 horas).</text:p>
      <text:list xml:id="list11843547463644" text:continue-numbering="true" text:style-name="WWNum3">
        <text:list-item>
          <text:p text:style-name="P15">Conocimientos previos</text:p>
        </text:list-item>
      </text:list>
      <text:p text:style-name="P6">Unidades anteriores, especialmente la Unidad 05.</text:p>
      <text:list xml:id="list11845144633876" text:continue-numbering="true" text:style-name="WWNum3">
        <text:list-item>
          <text:p text:style-name="P15">Objetivos</text:p>
        </text:list-item>
      </text:list>
      <text:list xml:id="list1936282614" text:style-name="WWNum4">
        <text:list-item>
          <text:p text:style-name="P7">Aprender los conceptos básicos del uso de Windows 10.</text:p>
        </text:list-item>
        <text:list-item>
          <text:p text:style-name="P7">Aprender a utilizar la consola de comandos.</text:p>
        </text:list-item>
        <text:list-item>
          <text:p text:style-name="P7">Aprender a usar instrucciones de Python para ejecutar comandos en un sistema operativo.</text:p>
        </text:list-item>
      </text:list>
      <text:list xml:id="list11844996298817" text:continue-list="list11845144633876" text:style-name="WWNum3">
        <text:list-item>
          <text:p text:style-name="P15">Contenidos</text:p>
        </text:list-item>
      </text:list>
      <text:list xml:id="list2298640706" text:style-name="WWNum2">
        <text:list-item>
          <text:p text:style-name="P8">Características de Windows.</text:p>
        </text:list-item>
        <text:list-item>
          <text:p text:style-name="P8">Sistemas de archivos.</text:p>
        </text:list-item>
        <text:list-item>
          <text:p text:style-name="P8">Aplicaciones.</text:p>
        </text:list-item>
        <text:list-item>
          <text:p text:style-name="P8"><text:soft-page-break/>Gestión de cuentas de usuario.</text:p>
        </text:list-item>
        <text:list-item>
          <text:p text:style-name="P8">Uso básico de la consola.</text:p>
        </text:list-item>
        <text:list-item>
          <text:p text:style-name="P8">Comando de ayuda.</text:p>
        </text:list-item>
        <text:list-item>
          <text:p text:style-name="P8">Propiedades del sistema.</text:p>
        </text:list-item>
        <text:list-item>
          <text:p text:style-name="P8">Administrador de seguridad.</text:p>
        </text:list-item>
        <text:list-item>
          <text:p text:style-name="P8">Gestión de discos.</text:p>
        </text:list-item>
        <text:list-item>
          <text:p text:style-name="P8">Msconfig.</text:p>
        </text:list-item>
        <text:list-item>
          <text:p text:style-name="P8">Usuarios y grupos.</text:p>
        </text:list-item>
        <text:list-item>
          <text:p text:style-name="P8">Permisos NTFS.</text:p>
        </text:list-item>
        <text:list-item>
          <text:p text:style-name="P8">Instrucciones de Python para ejecutar comandos en un sistema operativo.</text:p>
        </text:list-item>
      </text:list>
      <text:list xml:id="list11843535151478" text:continue-list="list11844996298817" text:style-name="WWNum3">
        <text:list-item>
          <text:p text:style-name="P15">Actividades</text:p>
        </text:list-item>
      </text:list>
      <text:list xml:id="list1438819088" text:style-name="WWNum1">
        <text:list-item>
          <text:p text:style-name="P9">Una actividad resuelta como ejemplo de uso de la línea de comandos.</text:p>
        </text:list-item>
        <text:list-item>
          <text:p text:style-name="P9">Varias actividades sobre administración de Windows.</text:p>
        </text:list-item>
        <text:list-item>
          <text:p text:style-name="P9">Actividades de investigación y desarrollo.</text:p>
        </text:list-item>
        <text:list-item>
          <text:p text:style-name="P9">Actividades en Python.</text:p>
        </text:list-item>
      </text:list>
      <text:list xml:id="list11844307476985" text:continue-list="list11843535151478" text:style-name="WWNum3">
        <text:list-item>
          <text:p text:style-name="P15">Recomendaciones</text:p>
        </text:list-item>
      </text:list>
      <text:p text:style-name="Standard">Intenta seguir guías visuales y videotutoriales sobre cómo administrar un sistema Windows, ya que el texto no siempre es suficiente para comprender todo el proceso.</text:p>
      <text:p text:style-name="P6">Las actividades te ayudarán a ordenar y aclarar ideas. Además, hay pruebas tipo test para que puedas comprobar tus conocimi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6. Administración de Windows</text:span></text:p>
      </style:header>
      <style:footer>
        <text:p text:style-name="MP4"><text:span text:style-name="MT1">CFGS DAM/DAW<text:tab/><text:tab/>Unidad 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231" meta:character-count="1453" meta:non-whitespace-character-count="1281"/>
    <meta:generator>LibreOfficeDev/6.0.5.2$Linux_X86_64 LibreOffice_project/</meta:generator>
  </office:meta>
</office:document-meta>
</file>